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6cc8e" officeooo:paragraph-rsid="0027462a"/>
    </style:style>
    <style:style style:name="P2" style:family="paragraph" style:parent-style-name="Text_20_body">
      <style:text-properties officeooo:rsid="0036cc8e" officeooo:paragraph-rsid="002ed01b"/>
    </style:style>
    <style:style style:name="P3" style:family="paragraph" style:parent-style-name="Heading_20_3">
      <style:text-properties officeooo:paragraph-rsid="002ed01b"/>
    </style:style>
    <style:style style:name="P4" style:family="paragraph" style:parent-style-name="Heading_20_2">
      <style:text-properties officeooo:paragraph-rsid="002ed01b"/>
    </style:style>
    <style:style style:name="P5" style:family="paragraph" style:parent-style-name="Heading_20_3">
      <style:paragraph-properties fo:margin-top="0.199cm" fo:margin-bottom="0.25cm" loext:contextual-spacing="false"/>
      <style:text-properties officeooo:paragraph-rsid="002ed01b"/>
    </style:style>
    <style:style style:name="P6" style:family="paragraph" style:parent-style-name="Heading_20_3">
      <style:text-properties officeooo:paragraph-rsid="0030ec85"/>
    </style:style>
    <style:style style:name="P7" style:family="paragraph" style:parent-style-name="Heading_20_1" style:master-page-name="Right_20_Page">
      <style:paragraph-properties style:page-number="auto"/>
      <style:text-properties officeooo:rsid="002ed01b" officeooo:paragraph-rsid="002ed01b"/>
    </style:style>
    <style:style style:name="P8" style:family="paragraph" style:parent-style-name="Text_20_body">
      <style:text-properties officeooo:rsid="0036cc8e" officeooo:paragraph-rsid="0030ec85"/>
    </style:style>
    <style:style style:name="P9" style:family="paragraph" style:parent-style-name="Text_20_body">
      <style:text-properties officeooo:rsid="0036cc8e" officeooo:paragraph-rsid="002ed01b"/>
    </style:style>
    <style:style style:name="T1" style:family="text">
      <style:text-properties officeooo:rsid="002ed0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ll Star</text:h>
      <text:p text:style-name="P4">(<text:span text:style-name="T1">Smash Mouth</text:span>)</text:p>
      <text:p text:style-name="Heading_20_3">[VERSE 1]</text:p>
      <text:p text:style-name="P2"><text:s text:c="4"/>D <text:s text:c="7"/>A <text:s text:c="7"/></text:p>
      <text:p text:style-name="P2">Somebody once told me </text:p>
      <text:p text:style-name="P2"><text:s text:c="3"/>Em <text:s text:c="12"/>G</text:p>
      <text:p text:style-name="P2">the world is gonna roll me</text:p>
      <text:p text:style-name="P2"><text:s text:c="2"/>D <text:s text:c="16"/>A <text:s text:c="10"/>Em <text:s text:c="5"/>G</text:p>
      <text:p text:style-name="P2">I ain't the sharpest tool in the shed</text:p>
      <text:p text:style-name="P2"><text:s text:c="8"/>D <text:s text:c="14"/>A <text:s text:c="3"/></text:p>
      <text:p text:style-name="P2">She was looking kind of dumb </text:p>
      <text:p text:style-name="P2"><text:s text:c="9"/>Em <text:s text:c="12"/>G</text:p>
      <text:p text:style-name="P2">with her finger and her thumb</text:p>
      <text:p text:style-name="P2"><text:s text:c="7"/>D <text:s text:c="10"/>A <text:s text:c="9"/>Em <text:s text:c="8"/>G</text:p>
      <text:p text:style-name="P2">In the shape of an "L" on her forehead</text:p>
      <text:p text:style-name="P8"><text:s text:c="9"/>D <text:s text:c="26"/>A</text:p>
      <text:p text:style-name="P8">Well the years start coming and they don't stop coming</text:p>
      <text:p text:style-name="P2">Em <text:s text:c="20"/>G</text:p>
      <text:p text:style-name="P2">Back to the rule and I hit the ground running</text:p>
      <text:p text:style-name="P2">D <text:s text:c="23"/>A</text:p>
      <text:p text:style-name="P2">Didn't make sense not to live for fun</text:p>
      <text:p text:style-name="P2"><text:s text:c="5"/>Em <text:s text:c="23"/>G</text:p>
      <text:p text:style-name="P2">Your brain gets smart but your head gets dumb</text:p>
      <text:p text:style-name="P2"><text:s text:c="3"/>D <text:s text:c="12"/>A</text:p>
      <text:p text:style-name="P2">So much to do so much to see</text:p>
      <text:p text:style-name="P2"><text:s text:c="10"/>Em <text:s text:c="18"/>G</text:p>
      <text:p text:style-name="P2">So what's wrong with taking the back streets</text:p>
      <text:p text:style-name="P2">D <text:s text:c="23"/>A</text:p>
      <text:p text:style-name="P2">You'll never know if you don't go</text:p>
      <text:p text:style-name="P2">Em <text:s text:c="25"/>G</text:p>
      <text:p text:style-name="P2">You'll never shine if you don't glow</text:p>
      <text:p text:style-name="P5">[CHORUS]</text:p>
      <text:p text:style-name="P2">D <text:s text:c="16"/>A <text:s text:c="17"/>Em <text:s text:c="5"/>G</text:p>
      <text:p text:style-name="P2">Hey now you're an All Star get your game on, go play</text:p>
      <text:p text:style-name="P8">D <text:s text:c="15"/>A <text:s text:c="15"/>Em <text:s text:c="5"/>G</text:p>
      <text:p text:style-name="P8">Hey now you're a Rock Star get the show on get paid</text:p>
      <text:p text:style-name="P2"><text:soft-page-break/><text:s text:c="4"/>D <text:s text:c="7"/>A <text:s text:c="9"/>Am <text:s text:c="10"/>G</text:p>
      <text:p text:style-name="P2">And all that glitters is gold</text:p>
      <text:p text:style-name="P2"><text:s text:c="14"/>D <text:s text:c="4"/>Am <text:s text:c="8"/>G</text:p>
      <text:p text:style-name="P2">Only shooting stars break the mold</text:p>
      <text:p text:style-name="P3">[VERSE 2]</text:p>
      <text:p text:style-name="P2"><text:s text:c="8"/>D <text:s text:c="18"/>A</text:p>
      <text:p text:style-name="P2">It's a cool place and they say it gets colder</text:p>
      <text:p text:style-name="P8">Em <text:s text:c="19"/>G</text:p>
      <text:p text:style-name="P8">You're bundled up now but wait 'til you get older</text:p>
      <text:p text:style-name="P2"><text:s text:c="8"/>D <text:s text:c="12"/>A</text:p>
      <text:p text:style-name="P2">But the meteor men beg to differ</text:p>
      <text:p text:style-name="P2"><text:s text:c="15"/>Em <text:s text:c="19"/>G</text:p>
      <text:p text:style-name="P2">Judging by the hole in the satellite picture</text:p>
      <text:p text:style-name="P2"><text:s text:c="11"/>D <text:s text:c="15"/>A</text:p>
      <text:p text:style-name="P2">The ice we skate is getting pretty thin</text:p>
      <text:p text:style-name="P8"><text:s text:c="19"/>Em <text:s text:c="19"/>G</text:p>
      <text:p text:style-name="P8">The waters getting warm so you might as well swim</text:p>
      <text:p text:style-name="P2"><text:s text:c="14"/>D <text:s text:c="14"/>A</text:p>
      <text:p text:style-name="P2">My world's on fire how about yours</text:p>
      <text:p text:style-name="P2"><text:s text:c="17"/>Em <text:s text:c="17"/>G</text:p>
      <text:p text:style-name="P2">That's the way I like it and I never get bored</text:p>
      <text:p text:style-name="P5">[CHORUS]</text:p>
      <text:p text:style-name="P8">D <text:s text:c="16"/>A <text:s text:c="17"/>Em <text:s text:c="5"/>G</text:p>
      <text:p text:style-name="P8">Hey now you're an All Star get your game on, go play</text:p>
      <text:p text:style-name="P8">D <text:s text:c="15"/>A <text:s text:c="15"/>Em <text:s text:c="5"/>G</text:p>
      <text:p text:style-name="P8">Hey now you're a Rock Star get the show on get paid</text:p>
      <text:p text:style-name="P8"><text:s text:c="4"/>D <text:s text:c="7"/>A <text:s text:c="9"/>Am <text:s text:c="10"/>G</text:p>
      <text:p text:style-name="P8">And all that glitters is gold</text:p>
      <text:p text:style-name="P8"><text:s text:c="14"/>D <text:s text:c="4"/>Am <text:s text:c="8"/>G</text:p>
      <text:p text:style-name="P8">Only shooting stars break the mold</text:p>
      <text:p text:style-name="P6">[INSTRUMENTAL]</text:p>
      <text:p text:style-name="P2">D, A, Em, A</text:p>
      <text:p text:style-name="P2">D, A, Em, A</text:p>
      <text:p text:style-name="P2">D, A, Em, A</text:p>
      <text:p text:style-name="P2">D, A, Em, A</text:p>
      <text:p text:style-name="P3"><text:soft-page-break/>[CHORUS]</text:p>
      <text:p text:style-name="P8">D <text:s text:c="16"/>A <text:s text:c="17"/>Em <text:s text:c="5"/>G</text:p>
      <text:p text:style-name="P8">Hey now you're an All Star get your game on, go play</text:p>
      <text:p text:style-name="P8">D <text:s text:c="15"/>A <text:s text:c="15"/>Em <text:s text:c="5"/>G</text:p>
      <text:p text:style-name="P8">Hey now you're a Rock Star get the show on get paid</text:p>
      <text:p text:style-name="P8"><text:s text:c="4"/>D <text:s text:c="7"/>A <text:s text:c="9"/>Am <text:s text:c="10"/>G</text:p>
      <text:p text:style-name="P8">And all that glitters is gold</text:p>
      <text:p text:style-name="P8"><text:s text:c="14"/>D <text:s text:c="4"/>Am <text:s text:c="8"/>G</text:p>
      <text:p text:style-name="P8">Only shooting stars break the mold</text:p>
      <text:p text:style-name="P6">[VERSE 3]</text:p>
      <text:p text:style-name="P8"><text:s text:c="4"/>D <text:s text:c="7"/>A <text:s text:c="13"/>Em <text:s text:c="19"/>G</text:p>
      <text:p text:style-name="P8">Somebody once asked could I spare some change for gas</text:p>
      <text:p text:style-name="P2"><text:s text:c="10"/>D <text:s text:c="8"/>A <text:s text:c="11"/>Em <text:s text:c="6"/>G</text:p>
      <text:p text:style-name="P2">I need to get myself away from this place</text:p>
      <text:p text:style-name="P2"><text:s text:c="7"/>D <text:s text:c="8"/>A <text:s text:c="10"/></text:p>
      <text:p text:style-name="P2">I said yep what a concept</text:p>
      <text:p text:style-name="P2"><text:s text:c="8"/>Em <text:s text:c="14"/>G</text:p>
      <text:p text:style-name="P2">I could use a little fuel myself</text:p>
      <text:p text:style-name="P2"><text:s text:c="13"/>D <text:s text:c="8"/>A <text:s text:c="4"/>Em</text:p>
      <text:p text:style-name="P2">And we could all use a little change</text:p>
      <text:p text:style-name="P8"><text:s text:c="9"/>D <text:s text:c="26"/>A</text:p>
      <text:p text:style-name="P8">Well the years start coming and they don't stop coming</text:p>
      <text:p text:style-name="P2">Em <text:s text:c="19"/>G</text:p>
      <text:p text:style-name="P2">Back to the rule and I hit the ground running</text:p>
      <text:p text:style-name="P2">D <text:s text:c="23"/>A</text:p>
      <text:p text:style-name="P2">Didn't make sense not to live for fun</text:p>
      <text:p text:style-name="P2">Em <text:s text:c="19"/>G</text:p>
      <text:p text:style-name="P2">Your brain gets smart but your head gets dumb</text:p>
      <text:p text:style-name="P2"><text:s text:c="3"/>D <text:s text:c="12"/>A</text:p>
      <text:p text:style-name="P2">So much to do so much to see</text:p>
      <text:p text:style-name="P2"><text:s text:c="10"/>Em <text:s text:c="18"/>G</text:p>
      <text:p text:style-name="P2">So what's wrong with taking the back streets</text:p>
      <text:p text:style-name="P2">D <text:s text:c="23"/>A</text:p>
      <text:p text:style-name="P2">You'll never know if you don't go</text:p>
      <text:p text:style-name="P2">Em <text:s text:c="25"/>G</text:p>
      <text:p text:style-name="P2">You'll never shine if you don't glow</text:p>
      <text:p text:style-name="P3"><text:soft-page-break/>[CHORUS]</text:p>
      <text:p text:style-name="P8">D <text:s text:c="16"/>A <text:s text:c="17"/>Em <text:s text:c="5"/>G</text:p>
      <text:p text:style-name="P8">Hey now you're an All Star get your game on, go play</text:p>
      <text:p text:style-name="P8">D <text:s text:c="15"/>A <text:s text:c="15"/>Em <text:s text:c="5"/>G</text:p>
      <text:p text:style-name="P8">Hey now you're a Rock Star get the show on get paid</text:p>
      <text:p text:style-name="P8"><text:s text:c="4"/>D <text:s text:c="7"/>A <text:s text:c="9"/>Am <text:s text:c="10"/>G</text:p>
      <text:p text:style-name="P8">And all that glitters is gold</text:p>
      <text:p text:style-name="P8"><text:s text:c="14"/>D <text:s text:c="4"/>Am <text:s text:c="8"/>G</text:p>
      <text:p text:style-name="P8">Only shooting stars break the mold</text:p>
      <text:p text:style-name="P8"><text:s text:c="4"/>D <text:s text:c="7"/>A <text:s text:c="9"/>Am <text:s text:c="10"/>G</text:p>
      <text:p text:style-name="P2">And all that glitters is gold</text:p>
      <text:p text:style-name="P2"><text:s text:c="14"/>D <text:s text:c="4"/>Am <text:s text:c="8"/>G</text:p>
      <text:p text:style-name="P1">Only shooting stars break the mo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6M10S</meta:editing-duration>
    <meta:editing-cycles>34</meta:editing-cycles>
    <meta:generator>LibreOffice/5.3.6.1$MacOSX_X86_64 LibreOffice_project/686f202eff87ef707079aeb7f485847613344eb7</meta:generator>
    <dc:title>Lyrics + Chords</dc:title>
    <dc:date>2018-02-13T15:04:59.338931478</dc:date>
    <meta:print-date>2017-04-03T12:23:29.985893000</meta:print-date>
    <meta:document-statistic meta:table-count="0" meta:image-count="0" meta:object-count="0" meta:page-count="4" meta:paragraph-count="120" meta:word-count="617" meta:character-count="3972" meta:non-whitespace-character-count="199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